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17901"/>
    </style:style>
    <style:style style:name="P3" style:family="paragraph" style:parent-style-name="Standard" style:list-style-name="L1">
      <style:text-properties officeooo:rsid="00137368" officeooo:paragraph-rsid="00137368"/>
    </style:style>
    <style:style style:name="T1" style:family="text">
      <style:text-properties officeooo:rsid="00117901"/>
    </style:style>
    <style:style style:name="T2" style:family="text">
      <style:text-properties officeooo:rsid="0014b059"/>
    </style:style>
    <style:style style:name="T3" style:family="text">
      <style:text-properties officeooo:rsid="0015c8d2"/>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purpose for the existence of each file/directory contained under the tnvme directory.</text:p>
      <text:p text:style-name="Standard"/>
      <text:list xml:id="list688194649" text:style-name="L1">
        <text:list-item>
          <text:p text:style-name="P1">DIRECTORIES</text:p>
          <text:list>
            <text:list-item>
              <text:p text:style-name="P1">Cmds</text:p>
              <text:list>
                <text:list-item>
                  <text:p text:style-name="P1">Contains source code for all commands for all the command sets. These classes are the objects which can be sent to an SQ. The resource manager supports all these objects.</text:p>
                </text:list-item>
              </text:list>
            </text:list-item>
            <text:list-item>
              <text:p text:style-name="P1">Doc</text:p>
              <text:list>
                <text:list-item>
                  <text:p text:style-name="P1">This is where all local documentation will reside.</text:p>
                </text:list-item>
                <text:list-item>
                  <text:p text:style-name="P1">More documentation can be found at <text:a xlink:type="simple" xlink:href="https://github.com/nvmecompliance/tnvme/wiki">https://github.com/nvmecompliance/tnvme/wiki</text:a> </text:p>
                </text:list-item>
                <text:list-item>
                  <text:p text:style-name="P1">Doc/HTML</text:p>
                  <text:list>
                    <text:list-item>
                      <text:p text:style-name="P1">This is where the doxygen generated output files are placed.</text:p>
                    </text:list-item>
                    <text:list-item>
                      <text:p text:style-name="P1">See Makfile target “doc”</text:p>
                    </text:list-item>
                    <text:list-item>
                      <text:p text:style-name="P1">See shell script classHierarchy.sh to view this data.</text:p>
                    </text:list-item>
                  </text:list>
                </text:list-item>
              </text:list>
            </text:list-item>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Each group will have tests and the test source lives within these directories for all revisions of the NVME spec. which are supported.</text:p>
                </text:list-item>
              </text:list>
            </text:list-item>
            <text:list-item>
              <text:p text:style-name="P1">Logs</text:p>
              <text:list>
                <text:list-item>
                  <text:p text:style-name="P1">The output directory for logging and dump files after running tnvme</text:p>
                </text:list-item>
              </text:list>
            </text:list-item>
            <text:list-item>
              <text:p text:style-name="P1">Queues</text:p>
              <text:list>
                <text:list-header>
                  <text:p text:style-name="P1">Contains source code for CQ and SQ management and/or creation. These classes are the objects which receive the objects contained within the Cmds directory. The resource manager supports all these objects.</text:p>
                </text:list-header>
              </text:list>
            </text:list-item>
            <text:list-item>
              <text:p text:style-name="P1">rpm</text:p>
              <text:list>
                <text:list-item>
                  <text:p text:style-name="P1">Output directory when creating RPM files.</text:p>
                </text:list-item>
                <text:list-item>
                  <text:p text:style-name="P1">See Makefile rpm target</text:p>
                </text:list-item>
              </text:list>
            </text:list-item>
            <text:list-item>
              <text:p text:style-name="P1">rpmbuild</text:p>
              <text:list>
                <text:list-item>
                  <text:p text:style-name="P1">RPM build intermediate output directory.</text:p>
                </text:list-item>
              </text:list>
            </text:list-item>
            <text:list-item>
              <text:p text:style-name="P1">Singletons</text:p>
              <text:list>
                <text:list-item>
                  <text:p text:style-name="P1">Contains the source code for all tnvme framework's singleton design pattern objects.</text:p>
                </text:list-item>
              </text:list>
            </text:list-item>
            <text:list-item>
              <text:p text:style-name="P1">Utils</text:p>
              <text:list>
                <text:list-item>
                  <text:p text:style-name="P1">Contains the source code for utility type functionality. Utility items are things like file system interaction, buffer management, generic dnvme interface duties. This could also be thought of as a miscellaneous directory.</text:p>
                </text:list-item>
              </text:list>
            </text:list-item>
          </text:list>
        </text:list-item>
        <text:list-item>
          <text:p text:style-name="P1">FILES</text:p>
          <text:list>
            <text:list-item>
              <text:p text:style-name="P1">build.sh</text:p>
              <text:list>
                <text:list-item>
                  <text:p text:style-name="P1">A shell script to support the creation of RPM's, both source and binary RPM's.</text:p>
                </text:list-item>
                <text:list-item>
                  <text:p text:style-name="P1">See the Makefile target called “rpm”</text:p>
                </text:list-item>
              </text:list>
            </text:list-item>
            <text:list-item>
              <text:p text:style-name="P1">classHierarchy.sh</text:p>
              <text:list>
                <text:list-item>
                  <text:p text:style-name="P1">A shell script to demonstrate how to launch the doxygen generated output files for viewing.</text:p>
                </text:list-item>
              </text:list>
            </text:list-item>
            <text:list-item>
              <text:p text:style-name="P1">configure</text:p>
              <text:list>
                <text:list-item>
                  <text:p text:style-name="P1">A shell script to support the configuration of the source code to binary translation process.</text:p>
                </text:list-item>
                <text:list-item>
                  <text:p text:style-name="P1">Originally introduced to support the creation of RPM's</text:p>
                </text:list-item>
              </text:list>
            </text:list-item>
            <text:list-item>
              <text:p text:style-name="P1">dbgMemLeak.sh</text:p>
              <text:list>
                <text:list-item>
                  <text:p text:style-name="P1"><text:soft-page-break/>A shell script to launch tnvme to find memory leaks caused by questionable programming.</text:p>
                </text:list-item>
                <text:list-item>
                  <text:p text:style-name="P1">It is recommended that you supply running all the tests withing the test group you have affected by coding, rather than just running the test case which has been added.</text:p>
                </text:list-item>
                <text:list-item>
                  <text:p text:style-name="P1">After running this script verify that the LEAK SUMMARY <text:s/>at the end states 0 bytes lost for the “definately” and “indirectly” reported cases.</text:p>
                </text:list-item>
              </text:list>
            </text:list-item>
            <text:list-item>
              <text:p text:style-name="P1">dnvme.h</text:p>
              <text:list>
                <text:list-item>
                  <text:p text:style-name="P1">Interface file to the dnvme.ko driver, to access IOCTL's and structures to the dnvme driver, simply include this file.</text:p>
                </text:list-item>
              </text:list>
            </text:list-item>
            <text:list-item>
              <text:p text:style-name="P1">doxygen.conf</text:p>
              <text:list>
                <text:list-item>
                  <text:p text:style-name="P1">Control file to direct doxygen to create the source code documentation found within ./Doc/HTML</text:p>
                </text:list-item>
              </text:list>
            </text:list-item>
            <text:list-item>
              <text:p text:style-name="P1">globals.{cpp | h}</text:p>
              <text:list>
                <text:list-item>
                  <text:p text:style-name="P1">Files to create/define all global variables/objects/singletons</text:p>
                </text:list-item>
              </text:list>
            </text:list-item>
            <text:list-item>
              <text:p text:style-name="P1">group.{cpp | h}</text:p>
              <text:list>
                <text:list-item>
                  <text:p text:style-name="P1">Base class for all groups which encompass the tnvme test suite</text:p>
                </text:list-item>
              </text:list>
            </text:list-item>
            <text:list-item>
              <text:p text:style-name="P1">LICENSE.txt</text:p>
              <text:list>
                <text:list-item>
                  <text:p text:style-name="P1">The licensing information under which this software was released.</text:p>
                </text:list-item>
              </text:list>
            </text:list-item>
            <text:list-item>
              <text:p text:style-name="P1">Makefile</text:p>
              <text:list>
                <text:list-item>
                  <text:p text:style-name="P1">This makefile drives the building of the tnvme test suite</text:p>
                </text:list-item>
              </text:list>
            </text:list-item>
            <text:list-item>
              <text:p text:style-name="P1">observer.h</text:p>
              <text:list>
                <text:list-item>
                  <text:p text:style-name="P1">Source code template file for the subject-observer design pattern</text:p>
                </text:list-item>
              </text:list>
            </text:list-item>
            <text:list-item>
              <text:p text:style-name="P1">README</text:p>
              <text:list>
                <text:list-item>
                  <text:p text:style-name="P1">Readme file primarily to support publication on <text:a xlink:type="simple" xlink:href="https://github.com/organizations/nvmecompliance">https://github.com/organizations/nvmecompliance</text:a></text:p>
                </text:list-item>
              </text:list>
            </text:list-item>
            <text:list-item>
              <text:p text:style-name="P1">skiptest.cfg</text:p>
              <text:list>
                <text:list-item>
                  <text:p text:style-name="P1">An example skip test file to supply tnvme using the –skiptest command line option.</text:p>
                </text:list-item>
              </text:list>
            </text:list-item>
            <text:list-item>
              <text:p text:style-name="P2"><text:span text:style-name="T3">f</text:span><text:span text:style-name="T1">ormat.</text:span><text:span text:style-name="T2">xml</text:span></text:p>
              <text:list>
                <text:list-item>
                  <text:p text:style-name="P2">An example <text:span text:style-name="T1">format NVM</text:span> file to supply tnvme using the –<text:span text:style-name="T1">format</text:span> command line option.</text:p>
                </text:list-item>
                <text:list-item>
                  <text:p text:style-name="P3">This file contains a list of instructions to issue sequential admin cmd set-format NVM cmd's to a device. The file describes each cmd's values, thus controlling the effective formatting of a device to completeness. You thus have total control.</text:p>
                </text:list-item>
              </text:list>
            </text:list-item>
            <text:list-item>
              <text:p text:style-name="P1">subject.h</text:p>
              <text:list>
                <text:list-item>
                  <text:p text:style-name="P1">Source code template file for the subject-observer design pattern</text:p>
                </text:list-item>
              </text:list>
            </text:list-item>
            <text:list-item>
              <text:p text:style-name="P1">test.{cpp | h}</text:p>
              <text:list>
                <text:list-item>
                  <text:p text:style-name="P1">Base class logic for all tests contained with the tnvme test suite.</text:p>
                </text:list-item>
              </text:list>
            </text:list-item>
            <text:list-item>
              <text:p text:style-name="P1">tnvme</text:p>
              <text:list>
                <text:list-item>
                  <text:p text:style-name="P1">The resulting binary executable encompassing the tnvme test suite</text:p>
                </text:list-item>
              </text:list>
            </text:list-item>
            <text:list-item>
              <text:p text:style-name="P1">tnvme.{cpp | h}</text:p>
              <text:list>
                <text:list-item>
                  <text:p text:style-name="P1">The main, entry point, logic for the tnvme test suite.</text:p>
                </text:list-item>
              </text:list>
            </text:list-item>
            <text:list-item>
              <text:p text:style-name="P1">tnvmeHelpers.{cpp | h}</text:p>
              <text:list>
                <text:list-item>
                  <text:p text:style-name="P1">Source code logic to help support the tnmve test suite interface.</text:p>
                </text:list-item>
              </text:list>
            </text:list-item>
            <text:list-item>
              <text:p text:style-name="P1">tnvme.spec</text:p>
              <text:list>
                <text:list-item>
                  <text:p text:style-name="P1">Specification file used to support RPM creation, see Makefile target “rpm”</text:p>
                </text:list-item>
              </text:list>
            </text:list-item>
            <text:list-item>
              <text:p text:style-name="P1">trackable.{cpp | h}</text:p>
              <text:list>
                <text:list-item>
                  <text:p text:style-name="P1">Source code files to be base class for all objects which must be tracked by the resource manager.</text:p>
                </text:list-item>
              </text:list>
            </text:list-item>
            <text:list-item>
              <text:p text:style-name="P1">version.h</text:p>
              <text:list>
                <text:list-item>
                  <text:p text:style-name="P1">File to contain the revision information for each new release of the tnvme test suite. It is <text:soft-page-break/>currently in this format to support the creation of RPM's as well as to compile the value into the tnvme binar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13:31</meta:creation-date>
    <meta:generator>OpenOffice.org/3.2$Unix OpenOffice.org_project/320m19$Build-9505</meta:generator>
    <dc:date>2012-04-17T09:47:07</dc:date>
    <meta:editing-duration>PT02H24M41S</meta:editing-duration>
    <meta:editing-cycles>35</meta:editing-cycles>
    <dc:creator>Todd Rentmeester</dc:creator>
    <meta:document-statistic meta:table-count="0" meta:image-count="0" meta:object-count="0" meta:page-count="3" meta:paragraph-count="76" meta:word-count="769" meta:character-count="4634"/>
  </office:meta>
</office:document-meta>
</file>